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fd9b" officeooo:paragraph-rsid="0014fd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14:26:42.771000000</meta:creation-date>
    <dc:date>2025-03-06T14:26:50.349000000</dc:date>
    <meta:editing-duration>PT9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24.8.4.2$Windows_X86_64 LibreOffice_project/bb3cfa12c7b1bf994ecc5649a80400d06cd71002</meta:generator>
  </office:meta>
</office:document-meta>
</file>